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</text:p>
      <text:p text:style-name="Standard">THR</text:p>
      <text:p text:style-name="Standard">OR</text:p>
      <text:p text:style-name="Standard">ES</text:p>
      <text:p text:style-name="Standard"/>
      <text:p text:style-name="Standard"/>
      <text:p text:style-name="Standard">HISTOIRES DEFRANCE.</text:p>
      <text:p text:style-name="Standard">LE CATALOGVE DES</text:p>
      <text:p text:style-name="Standard"/>
      <text:p text:style-name="Standard"/>
      <text:p text:style-name="Standard">Tres chresties Roys de France, &amp; des</text:p>
      <text:p text:style-name="Standard">Roynes leurs espouses. Les ans du re¬</text:p>
      <text:p text:style-name="Standard">gne des Roys, &amp; ou ils gisent.</text:p>
      <text:p text:style-name="Standard">TITRE PREMIER.</text:p>
      <text:p text:style-name="Standard">Il tient le</text:p>
      <text:p text:style-name="Standard">premier ranę</text:p>
      <text:p text:style-name="Standard"><text:s/>HARAMOND Payen, ans effigies</text:p>
      <text:p text:style-name="Standard">fils du Duc Mar- des Roys au</text:p>
      <text:p text:style-name="Standard">Pallais de Pa</text:p>
      <text:p text:style-name="Standard">chomires, fut éleu</text:p>
      <text:p text:style-name="Standard"/>
      <text:p text:style-name="Standard">Chef &amp; Roy sur les</text:p>
      <text:p text:style-name="Standard">Fraçois en Germa¬</text:p>
      <text:p text:style-name="Standard">nie, l'an de grace</text:p>
      <text:p text:style-name="Standard">quatre cents vingt,</text:p>
      <text:p text:style-name="Standard">&amp; est le premier Roy de France selon nos</text:p>
      <text:p text:style-name="Standard">histoires, lequel regna vnze ans.</text:p>
      <text:p text:style-name="Standard">Clodion le Cheuelu Payen, filz de Phara¬</text:p>
      <text:p text:style-name="Standard">mond commenęa à regner l'an quatre cents</text:p>
      <text:p text:style-name="Standard">A</text:p>
      <text:p text:style-name="Standard"/>
      <text:p text:style-name="Standard"/>
      <text:p text:style-name="Standard">LE THRESORDES</text:p>
      <text:p text:style-name="Standard">trente &amp; vn. Il regna dix huict ans, &amp; est</text:p>
      <text:p text:style-name="Standard">enterré à Cambray.</text:p>
      <text:p text:style-name="Standard">N. femme du Roy Clodion, fille du</text:p>
      <text:p text:style-name="Standard">Roy dAustrie, ou Austrasie &amp; Thu¬</text:p>
      <text:p text:style-name="Standard">ringue.</text:p>
      <text:p text:style-name="Standard">one <text:s/>Merouee Paien, cousin de Clodion, con¬</text:p>
      <text:p text:style-name="Standard">Chronique mença à regner l'an quatre cents quaran¬</text:p>
      <text:p text:style-name="Standard">Latine escrite</text:p>
      <text:p text:style-name="Standard">a la mam il te neuf, &amp; regna onze ans.</text:p>
      <text:p text:style-name="Standard">est nommé <text:s/>Chideric Paien, premier du nom, fils</text:p>
      <text:p text:style-name="Standard">Meronens</text:p>
      <text:p text:style-name="Standard">Figans. de Merouée, commença à regner l'an qua¬</text:p>
      <text:p text:style-name="Standard">tre cents cinquantem neuf, &amp; regna vingt</text:p>
      <text:p text:style-name="Standard">six ans.</text:p>
      <text:p text:style-name="Standard">Basine femme de Childeric laissa son</text:p>
      <text:p text:style-name="Standard">premier mari Bissin Roy de Thuringue</text:p>
      <text:p text:style-name="Standard">pour suiure ledit Childeric quelle aymoit.</text:p>
      <text:p text:style-name="Standard"><text:s/>Clouis premier Roy Chrestien, filz de</text:p>
      <text:p text:style-name="Standard">Childeric, commenca à regner l'an quatre</text:p>
      <text:p text:style-name="Standard"><text:soft-page-break/>cents quatre vingt cinqu, &amp; regna trente</text:p>
      <text:p text:style-name="Standard">ans. Il gist en l'Abbaie Saincte Gene¬</text:p>
      <text:p text:style-name="Standard">uieue du mont de Paris qu'il fonda.</text:p>
      <text:p text:style-name="Standard">Clotilde fille de Chilperic Roy de</text:p>
      <text:p text:style-name="Standard">Bourgongne espouse du Roy Clouis: Elle</text:p>
      <text:p text:style-name="Standard">est reputee saincte, &amp; gist en laditte Ab¬</text:p>
      <text:p text:style-name="Standard">bate.</text:p>
      <text:p text:style-name="Standard"/>
      <text:p text:style-name="Standard"/>
      <text:p text:style-name="Standard">HIST. DE FRANCE.</text:p>
      <text:p text:style-name="Standard"/>
      <text:p text:style-name="Standard">Childebert premier du non filz de Clo¬</text:p>
      <text:p text:style-name="Standard">uis commença à regner l'an cinqu cents</text:p>
      <text:p text:style-name="Standard">quinze: &amp; regna quarante cinqu ans. Il gist</text:p>
      <text:p text:style-name="Standard">Sainct Germain des Prez lez Paris qu'il</text:p>
      <text:p text:style-name="Standard">fonda.</text:p>
      <text:p text:style-name="Standard">Vultrogote son espouse gist au mesme lieu.</text:p>
      <text:p text:style-name="Standard"><text:s/>Clotaire premier du nom filz de Clo¬</text:p>
      <text:p text:style-name="Standard">uis suruequit Childebert son frere, auec</text:p>
      <text:p text:style-name="Standard">lequel il auoit regnê: &amp; commença à re¬</text:p>
      <text:p text:style-name="Standard">gner seul l'an cinq cents soixante, &amp;</text:p>
      <text:p text:style-name="Standard">ainsi seul regna cinque ans. Il gist à Sainct</text:p>
      <text:p text:style-name="Standard">Medard de Soissons.</text:p>
      <text:p text:style-name="Standard">Goldeaque espouse en premieres nopces</text:p>
      <text:p text:style-name="Standard">de Clodomire Roy d Orleans, &amp; depuis</text:p>
      <text:p text:style-name="Standard">semme dudit Clotaire.</text:p>
      <text:p text:style-name="Standard">lugonde sa seconde femme.</text:p>
      <text:p text:style-name="Standard">Arregonde seur de laditte lugonde</text:p>
      <text:p text:style-name="Standard">satroisiesme femme.</text:p>
      <text:p text:style-name="Standard">Chiniseua sa quatriesme femme.</text:p>
      <text:p text:style-name="Standard">(onsonne sa cinquiesme femme.</text:p>
      <text:p text:style-name="Standard">Radegonde fille de Bertaire Roy de</text:p>
      <text:p text:style-name="Standard">Thuringue sixiesme femme dudit Clotai¬</text:p>
      <text:p text:style-name="Standard">re,laquelle il repudia: &amp; depuis du con¬</text:p>
      <text:p text:style-name="Standard">A ij</text:p>
      <text:p text:style-name="Standard"/>
      <text:p text:style-name="Standard"/>
      <text:p text:style-name="Standard">LE THRESOR DES</text:p>
      <text:p text:style-name="Standard">sentement de luy elle se rendit religieuse</text:p>
      <text:p text:style-name="Standard">à Poitiers ou elle vesquit si vertueuse¬</text:p>
      <text:p text:style-name="Standard">ment qu elle est reputee saincte, &amp; gist en</text:p>
      <text:p text:style-name="Standard">l'eglise qu'elle fonda.</text:p>
      <text:p text:style-name="Standard">Vultrodade septiesme femme dudit</text:p>
      <text:p text:style-name="Standard">Clotaire, &amp; derluy repudiee par le con¬</text:p>
      <text:p text:style-name="Standard">seil del Eglise, par cequ elle auoit este ma¬</text:p>
      <text:p text:style-name="Standard">riee auec Theodoal son neueu.</text:p>
      <text:p text:style-name="Standard">En vne. Chro <text:s/>Aribert ou Cherebert filz de Clotaire</text:p>
      <text:p text:style-name="Standard">nique Latine</text:p>
      <text:p text:style-name="Standard">à la maie commença à regner l'an cinqe cents soi¬</text:p>
      <text:p text:style-name="Standard">nomme ka xante six, &amp; regna neuf ans. Il gist</text:p>
      <text:p text:style-name="Standard">lebertis, &amp; en l'Eglisc Sainct Romain en la ville de</text:p>
      <text:p text:style-name="Standard">n'a effigie au</text:p>
      <text:p text:style-name="Standard"><text:soft-page-break/>Palais de Pa. Blaies pres Bordeaux.</text:p>
      <text:p text:style-name="Standard">vis,</text:p>
      <text:p text:style-name="Standard">Nigobergue ou Ingobergue sa femme,</text:p>
      <text:p text:style-name="Standard">laquelle il repudia pour la folle amour</text:p>
      <text:p text:style-name="Standard">qu'il portoit a deux damoiselles qu'il en¬</text:p>
      <text:p text:style-name="Standard">tretint longtemps, lvne nommee Mar¬</text:p>
      <text:p text:style-name="Standard">conese &amp; l'autre Merofide.</text:p>
      <text:p text:style-name="Standard"><text:s/>Chilperic premier du non, filz de Clo¬</text:p>
      <text:p text:style-name="Standard">taire, suruequit son frere Aribert en l'an</text:p>
      <text:p text:style-name="Standard">cinque cents septante &amp; quatre, &amp; regna</text:p>
      <text:p text:style-name="Standard">quatorzè ans. Il gist à sainct Germain</text:p>
      <text:p text:style-name="Standard">D</text:p>
      <text:p text:style-name="Standard">des Pez.</text:p>
      <text:p text:style-name="Standard"/>
      <text:p text:style-name="Standard"/>
      <text:p text:style-name="Standard">HIST. DE FRANCE.</text:p>
      <text:p text:style-name="Standard"/>
      <text:p text:style-name="Standard">Audomère ou Sordorée sa prémière</text:p>
      <text:p text:style-name="Standard">femme, laquelle il repudia: Galsonte fille</text:p>
      <text:p text:style-name="Standard">d Atanagilde Roy des Visigot z en Espai¬</text:p>
      <text:p text:style-name="Standard">qe, sa deuxiesme femme, laquelle il fit</text:p>
      <text:p text:style-name="Standard">estrangler de nuit en son lict à la persua¬</text:p>
      <text:p text:style-name="Standard">sion de Predegonde.</text:p>
      <text:p text:style-name="Standard">En vne Chro</text:p>
      <text:p text:style-name="Standard">Fredegonde damoiselle de la Court</text:p>
      <text:p text:style-name="Standard">nique extrai¬</text:p>
      <text:p text:style-name="Standard">natiue de Hauaucourt en Picardie, de te de l'Abaie</text:p>
      <text:p text:style-name="Standard">sainct Denis,</text:p>
      <text:p text:style-name="Standard">nobles &amp; pauures parens troisiesme fem- escrite à la</text:p>
      <text:p text:style-name="Standard">main, est dis</text:p>
      <text:p text:style-name="Standard">me dudit Chilperic, lequel elle fit tuer par que la troi¬</text:p>
      <text:p text:style-name="Standard">Landry son adultere pour crainte de la sielme femme</text:p>
      <text:p text:style-name="Standard">dudit Chil¬</text:p>
      <text:p text:style-name="Standard">peric nommée</text:p>
      <text:p text:style-name="Standard">ilou Zie d'iceluy, comme il retournoit de</text:p>
      <text:p text:style-name="Standard">Gasmette le¬</text:p>
      <text:p text:style-name="Standard">chasse. Elle gist à sainct Germain des strangia de</text:p>
      <text:p text:style-name="Standard">noict dans</text:p>
      <text:p text:style-name="Standard">rex.</text:p>
      <text:p text:style-name="Standard"/>
      <text:p text:style-name="Standard">son lict.</text:p>
      <text:p text:style-name="Standard">o Clotaire deuxiesme du nom filz de</text:p>
      <text:p text:style-name="Standard">Chilperic commença à regner l'an cinqu</text:p>
      <text:p text:style-name="Standard">cens quatre vingt huit, &amp; regna quaran¬</text:p>
      <text:p text:style-name="Standard">te quatre ans. Il gist à sainct Germain des</text:p>
      <text:p text:style-name="Standard">Prez.</text:p>
      <text:p text:style-name="Standard">Bertrude sa premiere femme gist en</text:p>
      <text:p text:style-name="Standard">laditte Abbaie:</text:p>
      <text:p text:style-name="Standard">Sichilde sa deuxiesme femme.</text:p>
      <text:p text:style-name="Standard">A iij</text:p>
      <text:p text:style-name="Standard"/>
      <text:p text:style-name="Standard"/>
      <text:p text:style-name="Standard"><text:soft-page-break/>II Dagobert premier du non filz de Clo¬</text:p>
      <text:p text:style-name="Standard">taire deuxiesme fut Roy l'an six ces tren¬</text:p>
      <text:p text:style-name="Standard">te deux, &amp; regna quatorze ans. Il gist en</text:p>
      <text:p text:style-name="Standard">l'Abbaye sainct Denis en France qu'il</text:p>
      <text:p text:style-name="Standard">fonda.</text:p>
      <text:p text:style-name="Standard">Gontrude premiere femme du Roy</text:p>
      <text:p text:style-name="Standard">Dagobert laquelle il repudia, n estant</text:p>
      <text:p text:style-name="Standard">disposee a auoir lignee.</text:p>
      <text:p text:style-name="Standard">Nantilde sa seconde espouse, durant le</text:p>
      <text:p text:style-name="Standard">mariage de laquelle il s abusa d vne ieune</text:p>
      <text:p text:style-name="Standard">damoiselle nommee Raguetrunde.</text:p>
      <text:p text:style-name="Standard"><text:s/>Clouis deuxiesme du nom filz de</text:p>
      <text:p text:style-name="Standard">Dagobert commença l'an six cens qua¬</text:p>
      <text:p text:style-name="Standard">rante six, &amp; regna dix-sept ans. Il gist à</text:p>
      <text:p text:style-name="Standard">sainct Denis en France.</text:p>
      <text:p text:style-name="Standard">Batilde ou Baudour espouse dudit</text:p>
      <text:p text:style-name="Standard">Clouis deuxiesme, fut dame vertueuse,</text:p>
      <text:p text:style-name="Standard">de lignee Royalle des Saxons. Elle fonda</text:p>
      <text:p text:style-name="Standard">plusieurs monasteres, entre autres l'Ab¬</text:p>
      <text:p text:style-name="Standard">baye de Chelles, ou elle gist reputée sain-</text:p>
      <text:p text:style-name="Standard">cte.</text:p>
      <text:p text:style-name="Standard"/>
      <text:p text:style-name="Standard"/>
      <text:p text:style-name="Standard">HIST. DE FRANCE.</text:p>
      <text:p text:style-name="Standard"/>
      <text:p text:style-name="Standard"><text:s/>Clotaire troisiesme du nom filz de</text:p>
      <text:p text:style-name="Standard">Clouis deuxiesme, fut Roy l'an six cens</text:p>
      <text:p text:style-name="Standard">soixante trois, &amp; regna quatre ans. Il gist</text:p>
      <text:p text:style-name="Standard">enl'Abbaye de Chelles selon les Annalles,</text:p>
      <text:p text:style-name="Standard">autres disent à sainct Denis.</text:p>
      <text:p text:style-name="Standard"><text:s/>Childeric deuxiesme du nom, frere Vne anci¬</text:p>
      <text:p text:style-name="Standard">enne Chroni-</text:p>
      <text:p text:style-name="Standard">de Clotaire troiziesme, commença à re- quealamais</text:p>
      <text:p text:style-name="Standard">dit que son</text:p>
      <text:p text:style-name="Standard">gner l'an six cens soixante huict, &amp; regna</text:p>
      <text:p text:style-name="Standard">frere Theo¬</text:p>
      <text:p text:style-name="Standard">douze ans.</text:p>
      <text:p text:style-name="Standard">doric le fia</text:p>
      <text:p text:style-name="Standard"/>
      <text:p text:style-name="Standard"/>
      <text:p text:style-name="Standard">tuer.</text:p>
      <text:p text:style-name="Standard"/>
      <text:p text:style-name="Standard"/>
      <text:p text:style-name="Standard">Blitilde ou Vlcide sa femme fut occise</text:p>
      <text:p text:style-name="Standard">auec luy, elle estant enceinte, par Bodile</text:p>
      <text:p text:style-name="Standard">gentil-homme, lequel le Roy auparauant</text:p>
      <text:p text:style-name="Standard">auoit fait batre de verges, &amp; furent tuez</text:p>
      <text:p text:style-name="Standard">en laforest de Bondis pres Paris, eux re-</text:p>
      <text:p text:style-name="Standard">uenans de la chasse. IIX gisent eux deux</text:p>
      <text:p text:style-name="Standard">a sainct Germain des Prex.</text:p>
      <text:p text:style-name="Standard"><text:s/>Theodoric premier du nom frere de</text:p>
      <text:p text:style-name="Standard">Clotaire troiziesme, &amp; Childeric deu¬</text:p>
      <text:p text:style-name="Standard"><text:soft-page-break/>xiesme, fut Roy l'an six cens quatre vingt,</text:p>
      <text:p text:style-name="Standard">&amp; regna quatorze ans. Il est inhumé en</text:p>
      <text:p text:style-name="Standard">l'Abbaye sainct Vvast d'Arras par luy</text:p>
      <text:p text:style-name="Standard">fondée.</text:p>
      <text:p text:style-name="Standard">Clodoilde espouse dudit Theodoric.</text:p>
      <text:p text:style-name="Standard">A iiij</text:p>
      <text:p text:style-name="Standard"/>
      <text:p text:style-name="Standard"/>
      <text:p text:style-name="Standard">LE THRESOR DES</text:p>
      <text:p text:style-name="Standard"><text:s/>Clouis troisiesme du non filz de Theo¬</text:p>
      <text:p text:style-name="Standard">doric, fut Roy l'an six cens quatre vingt</text:p>
      <text:p text:style-name="Standard">quatorze, &amp; regna quatre ans.</text:p>
      <text:p text:style-name="Standard"><text:s/>Childebert deuxiesme, ou Hildebert,</text:p>
      <text:p text:style-name="Standard">frere de Clouis troisiesme, commença à</text:p>
      <text:p text:style-name="Standard">regner l'an six cens quatre vingt dix-huit,</text:p>
      <text:p text:style-name="Standard">&amp; regna dix-huit ans. Il gist à S. Estien¬</text:p>
      <text:p text:style-name="Standard">ne de Nancy: lean Bouchet en ses Epita-</text:p>
      <text:p text:style-name="Standard">phes appelle le lieu Cancy.</text:p>
      <text:p text:style-name="Standard">L'extrait de <text:s/>Dagobert deuxiesme du nom, dit le</text:p>
      <text:p text:style-name="Standard">la Chronique</text:p>
      <text:p text:style-name="Standard">ieune, filz de Childebert deuxiesme, fut</text:p>
      <text:p text:style-name="Standard">de l'Abbaye</text:p>
      <text:p text:style-name="Standard">sainct Deni Roy l'an sept cens seize, &amp; regna quatre</text:p>
      <text:p text:style-name="Standard">dit qu'il fut</text:p>
      <text:p text:style-name="Standard">ans. Il gist pres son pere audit lieu de</text:p>
      <text:p text:style-name="Standard">empoisonne.</text:p>
      <text:p text:style-name="Standard">Cancy.</text:p>
      <text:p text:style-name="Standard">Clotilde deuxiesme du nom femme</text:p>
      <text:p text:style-name="Standard">dudit Dagobert.</text:p>
      <text:p text:style-name="Standard"><text:s/>Clotaire quatriesme du nom frere de</text:p>
      <text:p text:style-name="Standard">Dagobert deuxiesme s'efforça d'occuper</text:p>
      <text:p text:style-name="Standard">le Royaume, l'an sept cents vingt, &amp;</text:p>
      <text:p text:style-name="Standard">Ancuns ledi regna deux ans. Il gist à Cancy pres son</text:p>
      <text:p text:style-name="Standard">sent filgde Da</text:p>
      <text:p text:style-name="Standard">pere &amp; son frere.</text:p>
      <text:p text:style-name="Standard">gobert deu¬</text:p>
      <text:p text:style-name="Standard">xiesme, &amp; <text:s/>Chilperic deuxiesme du nom, ou</text:p>
      <text:p text:style-name="Standard">ques basas Hilperic, ou Daniel auparauant moyne,</text:p>
      <text:p text:style-name="Standard">ge il fut mis</text:p>
      <text:p text:style-name="Standard">en religiona fut Roy l'an sept cens vingt-deux, &amp; re¬</text:p>
      <text:p text:style-name="Standard">uec son frere gna cinqu ans. Il gist en l'Eglise de Noyon.</text:p>
      <text:p text:style-name="Standard">Theodoric.</text:p>
      <text:p text:style-name="Standard"/>
      <text:p text:style-name="Standard"/>
      <text:p text:style-name="Standard">HIST. DE FRANCE.</text:p>
      <text:p text:style-name="Standard">I Theodoric deuxicime du nom filz de</text:p>
      <text:p text:style-name="Standard">Dagobert deuxiesme fut Roy l'an sept</text:p>
      <text:p text:style-name="Standard">cens vingt-sept. Il regna quinze ans, &amp;</text:p>
      <text:p text:style-name="Standard">gist à sainct Denis.</text:p>
      <text:p text:style-name="Standard"><text:s/>Childeric troisiesme du nom dit l'In</text:p>
      <text:p text:style-name="Standard">sense, frere de Theodoric deuxiesme, fut</text:p>
      <text:p text:style-name="Standard">Royl'an sept cens quarante deux, &amp; re-</text:p>
      <text:p text:style-name="Standard"><text:soft-page-break/>gna neufans. Il fut rendu moyne: &amp; est</text:p>
      <text:p text:style-name="Standard">le dernier de la première generation des</text:p>
      <text:p text:style-name="Standard">Roys de France.</text:p>
      <text:p text:style-name="Standard">Somme de Pharamond iusques a Pepin,</text:p>
      <text:p text:style-name="Standard">trois cens trente &amp; vn an.</text:p>
      <text:p text:style-name="Standard"><text:s/>Pepin le Brief de la maison d'Austra-</text:p>
      <text:p text:style-name="Standard">sic, filz de Charles Martel, Maire du Pa¬</text:p>
      <text:p text:style-name="Standard">lais, s'ensaisina du Royaume de France</text:p>
      <text:p text:style-name="Standard">sur Childeric l'Insensé en l'an sept cens</text:p>
      <text:p text:style-name="Standard">cinquante &amp; vng, &amp; regna dix-huit ans.</text:p>
      <text:p text:style-name="Standard">Il gistà sainct Denis.</text:p>
      <text:p text:style-name="Standard">Berte au grand pied, descendue de l'Em-</text:p>
      <text:p text:style-name="Standard">pereur Eracle de Constantinople, es-</text:p>
      <text:p text:style-name="Standard">poise dudit Pepin, gist en laditte Ab¬</text:p>
      <text:p text:style-name="Standard">bayesainct Denis.</text:p>
      <text:p text:style-name="Standard"><text:s/>Charlemaigne, ou Charles le Grand,</text:p>
      <text:p text:style-name="Standard"/>
      <text:p text:style-name="Standard"/>
      <text:p text:style-name="Standard">LE THRESOR DES</text:p>
      <text:p text:style-name="Standard">filz de Pepin, commença à regner l'an</text:p>
      <text:p text:style-name="Standard">sept cens soixante-neuf, &amp; regna quaran¬</text:p>
      <text:p text:style-name="Standard">te six ans. Il fut Empereur quatorze ans,</text:p>
      <text:p text:style-name="Standard">&amp; mourut à Aix le vingt-huitiesme iour</text:p>
      <text:p text:style-name="Standard">de lanuier, de son regne le quarate septi-</text:p>
      <text:p text:style-name="Standard">esme, &amp; de son aage le septante deuxi-</text:p>
      <text:p text:style-name="Standard">esme, auquel lieu il fut mis en sepulture.</text:p>
      <text:p text:style-name="Standard">Galiene fille du Roy de Tolette premie¬</text:p>
      <text:p text:style-name="Standard">re femme de Charlemaigne:</text:p>
      <text:p text:style-name="Standard">Hirmingarde fille de Didier Roy des</text:p>
      <text:p text:style-name="Standard">Lombards sa deuxiesme femme, laquel¬</text:p>
      <text:p text:style-name="Standard">le il repudia par ce qu'elle estoit infidelle.</text:p>
      <text:p text:style-name="Standard">Paul Smile escrit que ce fut Theodore</text:p>
      <text:p text:style-name="Standard">seur dicelluy Didier.</text:p>
      <text:p text:style-name="Standard">Hildegarde fille de Hiltebrand Duc</text:p>
      <text:p text:style-name="Standard">de Sueue sa troisiesme femme: Slle gistà</text:p>
      <text:p text:style-name="Standard">sainct Arnoul de Metz.</text:p>
      <text:p text:style-name="Standard">Fastrade fille de Raoul (onte en la</text:p>
      <text:p text:style-name="Standard">Franconie sa quatriesme femme: Elle tis¬</text:p>
      <text:p text:style-name="Standard">soit linges &amp; tapis pour seruir aux Egli¬</text:p>
      <text:p text:style-name="Standard">ses.</text:p>
      <text:p text:style-name="Standard">Liuthgarde de la maison de Sueue, sa</text:p>
      <text:p text:style-name="Standard"/>
      <text:p text:style-name="Standard"/>
      <text:p text:style-name="Standard">HIST. DE FRANCE.</text:p>
      <text:p text:style-name="Standard"/>
      <text:p text:style-name="Standard">cinquiesme femme. Elle gist à sainct</text:p>
      <text:p text:style-name="Standard">Martin de Tours.</text:p>
      <text:p text:style-name="Standard">Outre ces Roynes femmes de Charle-</text:p>
      <text:p text:style-name="Standard">maigne r'ay trouue a sainêt Denis en</text:p>
      <text:p text:style-name="Standard">France la sepulture d vne Royne, femme</text:p>
      <text:p text:style-name="Standard">dudit Charlemaigne, ainsi intitulee Hir¬</text:p>
      <text:p text:style-name="Standard">mitrudis Reg. vxorKaroli Magni. II</text:p>
      <text:p text:style-name="Standard"><text:soft-page-break/>pourreit estre que c'estoit l' vne des dessus¬</text:p>
      <text:p text:style-name="Standard">dittes dont le nom seroit corrompu.</text:p>
      <text:p text:style-name="Standard"/>
      <text:p text:style-name="Standard"/>
      <text:p text:style-name="Standard"><text:s/>Loys le Debonnaire Roy &amp; Empe-</text:p>
      <text:p text:style-name="Standard">reur filz de Charlemaigne commença à</text:p>
      <text:p text:style-name="Standard">regner l'an huit cens quinze, &amp; regna</text:p>
      <text:p text:style-name="Standard">vingt six ans. Il gist à sainct Arnoul de</text:p>
      <text:p text:style-name="Standard">Metz pres Hildegarde sa mere.</text:p>
      <text:p text:style-name="Standard"/>
      <text:p text:style-name="Standard"/>
      <text:p text:style-name="Standard">Armenias, autrement Itmingarde ou</text:p>
      <text:p text:style-name="Standard">Emengarde, fille du Conte Hildegran,</text:p>
      <text:p text:style-name="Standard">dela maison de Saxe sa premiere femme.</text:p>
      <text:p text:style-name="Standard">Elle gist en la grand Eglise d'Angers.</text:p>
      <text:p text:style-name="Standard">Judith fille de Vvuelfo non Baudouin</text:p>
      <text:p text:style-name="Standard">sonte d Altorf, sa deuxiesme femme. Slle</text:p>
      <text:p text:style-name="Standard">endura beaucoup de persecutions pour la</text:p>
      <text:p text:style-name="Standard"/>
      <text:p text:style-name="Standard"/>
      <text:p text:style-name="Standard">LE THRESOR DES</text:p>
      <text:p text:style-name="Standard">querelle de son mary, par les enfans de</text:p>
      <text:p text:style-name="Standard">luy issus du premier mariage.</text:p>
      <text:p text:style-name="Standard"><text:s/>Charles le Chauue Roy&amp; Empereur,</text:p>
      <text:p text:style-name="Standard">silz de Loys le Debonnaire, commenęa</text:p>
      <text:p text:style-name="Standard">à regner l'an huit-cens quarante vn, &amp; re-</text:p>
      <text:p text:style-name="Standard">gna trente huit ans. Il gist à sainct Denis.</text:p>
      <text:p text:style-name="Standard">Hermingarde sa premiere femme:</text:p>
      <text:p text:style-name="Standard">Rixant ou Richilde sa deu¬</text:p>
      <text:p text:style-name="Standard">xiesme femme.</text:p>
      <text:p text:style-name="Standard"><text:s/>Loys le Begue Roy&amp; Empereur deu-</text:p>
      <text:p text:style-name="Standard">xiesme du non filz de Charles le Chauue,</text:p>
      <text:p text:style-name="Standard">commença l'an huit cens septante- neuf,</text:p>
      <text:p text:style-name="Standard">&amp; regna deux ans. Il gist en l'Abbaye</text:p>
      <text:p text:style-name="Standard">S. Cornille de Compienne.</text:p>
      <text:p text:style-name="Standard">Ansgarde amie dudit Loys, dont il</text:p>
      <text:p text:style-name="Standard">eut deux bastardz Loys &amp; Caroloman.</text:p>
      <text:p text:style-name="Standard">Les Chroniques d Allemaigne tiennent</text:p>
      <text:p text:style-name="Standard">qu'ill'auoit espousee: depuis il la repudia.</text:p>
      <text:p text:style-name="Standard">Adelheide sa deuxiesme femme, mere</text:p>
      <text:p text:style-name="Standard">du Roy Charles le Simple. Bouchet en</text:p>
      <text:p text:style-name="Standard">ses Genealogies la nomme Richeult seur</text:p>
      <text:p text:style-name="Standard"/>
      <text:p text:style-name="Standard"/>
      <text:p text:style-name="Standard"/>
      <text:p text:style-name="Standard">HIST. DE FRANCE.</text:p>
      <text:p text:style-name="Standard"><text:s/>Loys troisiesme du nom, &amp; Carolo¬ Ges deuae</text:p>
      <text:p text:style-name="Standard">man qu on dit bastardz de Loys le Begue, n'ent effigies</text:p>
      <text:p text:style-name="Standard">an Palais.</text:p>
      <text:p text:style-name="Standard">iegnerent ensemble quatre ans, &amp; com¬</text:p>
      <text:p text:style-name="Standard">mencerent à regner l'an huit cens qua¬</text:p>
      <text:p text:style-name="Standard">tre vingts vn. Caroloman suruequit son</text:p>
      <text:p text:style-name="Standard"><text:soft-page-break/>fiere, &amp; regna vn an d'auantage, ce sont</text:p>
      <text:p text:style-name="Standard">cinqu ans. Ilz gisent tous deux à Sainct</text:p>
      <text:p text:style-name="Standard">Denis, &amp; ont effigies de pierre, &amp; ne sont</text:p>
      <text:p text:style-name="Standard">comptez que pour vn regne.</text:p>
      <text:p text:style-name="Standard"><text:s/>Loys surnommé Faineant, filz de Ilnapoint</text:p>
      <text:p text:style-name="Standard">Caroloman n'est pas nombre par aucuns d'effigie au</text:p>
      <text:p text:style-name="Standard">Palais.</text:p>
      <text:p text:style-name="Standard">entre les Roys, neantmoins regna enuiron</text:p>
      <text:p text:style-name="Standard">deux ans, commençant l'an huit cens quatre</text:p>
      <text:p text:style-name="Standard">vingt cinque &amp; par sa pusillanimitè &amp; fau¬</text:p>
      <text:p text:style-name="Standard">te de coeur fut deposé du Royaume, &amp;</text:p>
      <text:p text:style-name="Standard">tondu moyne à sainct Denis, ou il gist.</text:p>
      <text:p text:style-name="Standard">Iltira vne nonnain de l'Abbaye de (helles,</text:p>
      <text:p text:style-name="Standard">liquelle il espousa abusant de ses voluptex.</text:p>
      <text:p text:style-name="Standard">jo Charles le Gros Empereur &amp; tuteur ilnapoim</text:p>
      <text:p text:style-name="Standard">du petit Roy Charles le Simple, &amp; admi- d'esfigie as</text:p>
      <text:p text:style-name="Standard">Palais.</text:p>
      <text:p text:style-name="Standard">nistrateur en France, regna comme Roy</text:p>
      <text:p text:style-name="Standard">cinqans, &amp; commença l'an huit cens qua¬</text:p>
      <text:p text:style-name="Standard">flevingt six.</text:p>
      <text:p text:style-name="Standard"/>
      <text:p text:style-name="Standard"/>
      <text:p text:style-name="Standard">Iln'a po.t</text:p>
      <text:p text:style-name="Standard">Ceffigie au</text:p>
      <text:p text:style-name="Standard">Palais.</text:p>
      <text:p text:style-name="Standard"/>
      <text:p text:style-name="Standard"/>
      <text:p text:style-name="Standard">Ilna point</text:p>
      <text:p text:style-name="Standard">Teffigie au</text:p>
      <text:p text:style-name="Standard">Palass.</text:p>
      <text:p text:style-name="Standard"/>
      <text:p text:style-name="Standard"/>
      <text:p text:style-name="Standard">LE THRESOR DES</text:p>
      <text:p text:style-name="Standard">Richarde de la maison Royalle d escoce</text:p>
      <text:p text:style-name="Standard">sa femme, fonda vn monastere en</text:p>
      <text:p text:style-name="Standard">Auxois ou elle trespassa.</text:p>
      <text:p text:style-name="Standard"><text:s/>Odon ou Eude, filz de Robert Con-</text:p>
      <text:p text:style-name="Standard">te d'Angers, qui n'estoit point du sang de</text:p>
      <text:p text:style-name="Standard">Charlemaigne, occupa le Royaume, pre¬</text:p>
      <text:p text:style-name="Standard">nant la tutelle du petit Roy Charles le</text:p>
      <text:p text:style-name="Standard">Simple, &amp; fut sacre l'an huit cens quatre</text:p>
      <text:p text:style-name="Standard">vingts onze, &amp; regna dix ans.</text:p>
      <text:p text:style-name="Standard"><text:s/>Charles le Simpée troisiesme du nom,</text:p>
      <text:p text:style-name="Standard">filz de Loys le Begue, commeça à regner</text:p>
      <text:p text:style-name="Standard">l'an neuf cens. Il regna vingt-sept ans, &amp;</text:p>
      <text:p text:style-name="Standard">gist à sainct Furcin de Peronne.</text:p>
      <text:p text:style-name="Standard">Algine ou Ogine fille du Roy d'eAn¬</text:p>
      <text:p text:style-name="Standard">gleterre, femme dudit Roy (har¬</text:p>
      <text:p text:style-name="Standard">les le Simple.</text:p>
      <text:p text:style-name="Standard"><text:s/>Raoul filz de Richard Duc de Bour-</text:p>
      <text:p text:style-name="Standard">gongne vsurpa la couronne de France,</text:p>
      <text:p text:style-name="Standard">l'an neuf cens vingt-sept. Il regna deux</text:p>
      <text:p text:style-name="Standard"><text:soft-page-break/>ans, &amp; mourut mange des cirons. Son</text:p>
      <text:p text:style-name="Standard">corps repose en l'Eglise saincte Colombe</text:p>
      <text:p text:style-name="Standard">de Sens.</text:p>
      <text:p text:style-name="Standard">Berthe fille du Duc de Sueue, fem-</text:p>
      <text:p text:style-name="Standard">me dudit Arnoul.</text:p>
      <text:p text:style-name="Standard"/>
      <text:p text:style-name="Standard"/>
      <text:p text:style-name="Standard">HIST. DE FRANCE.</text:p>
      <text:p text:style-name="Standard"/>
      <text:p text:style-name="Standard"><text:s/>Loys quatriesme du nom, dit d'Outre</text:p>
      <text:p text:style-name="Standard">mer, filz de Charles le Simple, commen¬</text:p>
      <text:p text:style-name="Standard">ca à regner l'an neuf cens vingt neuf, &amp;</text:p>
      <text:p text:style-name="Standard">regna vingt sept ans. Il gist en l'Abbaye</text:p>
      <text:p text:style-name="Standard">Sainct Remy de Reims.</text:p>
      <text:p text:style-name="Standard">Geberge ou Geburge seur de l'Empereur</text:p>
      <text:p text:style-name="Standard">Othon premier du nom, mariee au¬</text:p>
      <text:p text:style-name="Standard">parauant au Duc de Lorraine &amp;</text:p>
      <text:p text:style-name="Standard">depuis femme dudit Roy Loys qua¬</text:p>
      <text:p text:style-name="Standard">triesme.</text:p>
      <text:p text:style-name="Standard"><text:s/>Lotaire filz aisné du Roy Loys qua¬</text:p>
      <text:p text:style-name="Standard">triesme, commença l'an neuf cens cin¬</text:p>
      <text:p text:style-name="Standard">quante sept, &amp; regna trente vn an. Il gist</text:p>
      <text:p text:style-name="Standard">enl'Eglise Sainct Remy de Reims.</text:p>
      <text:p text:style-name="Standard"><text:s/>Loys cinquiesme du nom, filz de Lo¬</text:p>
      <text:p text:style-name="Standard">taire, commença l'ap neuf cens quatre</text:p>
      <text:p text:style-name="Standard">vingt sept, regna vn an, &amp; mourut par</text:p>
      <text:p text:style-name="Standard">venin le premier an de son regne. Il gist à que apparen-</text:p>
      <text:p text:style-name="Standard">Sainct Cornille de Compienne, &amp; est le</text:p>
      <text:p text:style-name="Standard">dernier de la lignee de Charlemaigne.</text:p>
      <text:p text:style-name="Standard">Pay leu en vne Chronique Latine escri¬</text:p>
      <text:p text:style-name="Standard">te à lamain, qu'il regna neuf ans: &amp; alle¬ fl.</text:p>
      <text:p text:style-name="Standard">gue vn Geruasius en sa seconde distin-</text:p>
      <text:p text:style-name="Standard">ction, disant qu'il donna par testament</text:p>
      <text:p text:style-name="Standard"/>
      <text:p text:style-name="Standard"/>
      <text:p text:style-name="Standard">Il pourroit</text:p>
      <text:p text:style-name="Standard">y auoir quel¬</text:p>
      <text:p text:style-name="Standard">ce que ladirte</text:p>
      <text:p text:style-name="Standard">Blanche eust</text:p>
      <text:p text:style-name="Standard">este remarice</text:p>
      <text:p text:style-name="Standard">alvn des Hi</text:p>
      <text:p text:style-name="Standard">gues, pere ois</text:p>
      <text:p text:style-name="Standard">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0:28:28.367149013</meta:creation-date>
    <meta:generator>LibreOffice/6.4.7.2$Linux_X86_64 LibreOffice_project/40$Build-2</meta:generator>
    <dc:date>2022-07-08T11:22:07.559405890</dc:date>
    <meta:editing-duration>PT2M51S</meta:editing-duration>
    <meta:editing-cycles>2</meta:editing-cycles>
    <meta:document-statistic meta:table-count="0" meta:image-count="0" meta:object-count="0" meta:page-count="9" meta:paragraph-count="405" meta:word-count="2240" meta:character-count="12500" meta:non-whitespace-character-count="10635"/>
  </office:meta>
</office:document-meta>
</file>